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51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65.16mm"/>
    </style:style>
    <style:style style:name="co4" style:family="table-column">
      <style:table-column-properties fo:break-before="auto" style:column-width="44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Liberation Sans" style:font-name-asian="AR PL SungtiL GB" style:font-name-complex="Lohit Devanagari"/>
    </style:style>
    <style:style style:name="ce3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calculation-settings table:automatic-find-labels="false"/>
      <table:table table:name="AddressBook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Telephon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ount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imee Anthony FAKE INFO</text:p>
          </table:table-cell>
          <table:table-cell office:value-type="string" calcext:value-type="string">
            <text:p>+1 708 xxx xxxx</text:p>
          </table:table-cell>
          <table:table-cell table:style-name="Default" office:value-type="string" calcext:value-type="string">
            <text:p>1002 Hamlet St</text:p>
            <text:p>Alton, IL  62002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sa Guerrero FAKE INFO</text:p>
          </table:table-cell>
          <table:table-cell office:value-type="string" calcext:value-type="string">
            <text:p>+1 708 xxx xxxx</text:p>
          </table:table-cell>
          <table:table-cell office:value-type="string" calcext:value-type="string">
            <text:p>65 Plymth Terr</text:p>
            <text:p>Aurora, IL  60507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elo Woods FAKE INFO</text:p>
          </table:table-cell>
          <table:table-cell office:value-type="string" calcext:value-type="string">
            <text:p>+1 512 xxx xxxx</text:p>
          </table:table-cell>
          <table:table-cell office:value-type="string" calcext:value-type="string">
            <text:p>257 Willow Rd</text:p>
            <text:p>Austin, TX  78710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ita Alexander FAKE INFO</text:p>
          </table:table-cell>
          <table:table-cell office:value-type="string" calcext:value-type="string">
            <text:p>+1 409 xxx xxxx</text:p>
          </table:table-cell>
          <table:table-cell office:value-type="string" calcext:value-type="string">
            <text:p>548 Main St</text:p>
            <text:p>Galveston, TX  77553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hley Everett FAKE INFO</text:p>
          </table:table-cell>
          <table:table-cell office:value-type="string" calcext:value-type="string">
            <text:p>+1 919 xxx xxxx</text:p>
          </table:table-cell>
          <table:table-cell office:value-type="string" calcext:value-type="string">
            <text:p>174 Orange West</text:p>
            <text:p>Burlington, NC  27215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gust Stuart FAKE INFO</text:p>
          </table:table-cell>
          <table:table-cell office:value-type="string" calcext:value-type="string">
            <text:p>+1 409 xxx xxxx</text:p>
          </table:table-cell>
          <table:table-cell office:value-type="string" calcext:value-type="string">
            <text:p>961 Tellfly St</text:p>
            <text:p>Galveston, TX  77553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sie Kinney FAKE INFO</text:p>
          </table:table-cell>
          <table:table-cell office:value-type="string" calcext:value-type="string">
            <text:p>+1 708 xxx xxxx</text:p>
          </table:table-cell>
          <table:table-cell office:value-type="string" calcext:value-type="string">
            <text:p>404 Dorwin Rd</text:p>
            <text:p>Aurora, IL  60507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sie Rosales FAKE INFO</text:p>
          </table:table-cell>
          <table:table-cell office:value-type="string" calcext:value-type="string">
            <text:p>+1 313 xxx xxxx</text:p>
          </table:table-cell>
          <table:table-cell office:value-type="string" calcext:value-type="string">
            <text:p>397 Willow Rd</text:p>
            <text:p>Detroit, MI  48233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ia Morrison FAKE INFO</text:p>
          </table:table-cell>
          <table:table-cell office:value-type="string" calcext:value-type="string">
            <text:p>+1 414 xxx xxxx</text:p>
          </table:table-cell>
          <table:table-cell office:value-type="string" calcext:value-type="string">
            <text:p>439 Erming Ln</text:p>
            <text:p>Milwaukee, WI  5320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sity Cox FAKE INFO</text:p>
          </table:table-cell>
          <table:table-cell office:value-type="string" calcext:value-type="string">
            <text:p>+1 201 xxx xxxx</text:p>
          </table:table-cell>
          <table:table-cell office:value-type="string" calcext:value-type="string">
            <text:p>952 Brandy Run</text:p>
            <text:p>Passaic, NJ  07055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dia Baxter FAKE INFO</text:p>
          </table:table-cell>
          <table:table-cell office:value-type="string" calcext:value-type="string">
            <text:p>+1 316 xxx xxxx</text:p>
          </table:table-cell>
          <table:table-cell office:value-type="string" calcext:value-type="string">
            <text:p>474 Columbus Dr</text:p>
            <text:p>Emporia, KS  6680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dio Allison FAKE INFO</text:p>
          </table:table-cell>
          <table:table-cell office:value-type="string" calcext:value-type="string">
            <text:p>+1 814 xxx xxxx</text:p>
          </table:table-cell>
          <table:table-cell office:value-type="string" calcext:value-type="string">
            <text:p>563 Lake Dr</text:p>
            <text:p>Erie, PA  16515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vid Bartlett FAKE INFO</text:p>
          </table:table-cell>
          <table:table-cell office:value-type="string" calcext:value-type="string">
            <text:p>+1 515 xxx xxxx</text:p>
          </table:table-cell>
          <table:table-cell office:value-type="string" calcext:value-type="string">
            <text:p>407 West Street Terr</text:p>
            <text:p>Ames, IA  50010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nora Pitts FAKE INFO</text:p>
          </table:table-cell>
          <table:table-cell office:value-type="string" calcext:value-type="string">
            <text:p>+1 512 xxx xxxx</text:p>
          </table:table-cell>
          <table:table-cell office:value-type="string" calcext:value-type="string">
            <text:p>996 Brighton St</text:p>
            <text:p>Austin, TX  78710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rgina Valencia FAKE INFO</text:p>
          </table:table-cell>
          <table:table-cell office:value-type="string" calcext:value-type="string">
            <text:p>+1 602 xxx xxxx</text:p>
          </table:table-cell>
          <table:table-cell office:value-type="string" calcext:value-type="string">
            <text:p>244 Cedarwood Ln</text:p>
            <text:p>Phoenix, AZ  85026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abella Foreman FAKE INFO</text:p>
          </table:table-cell>
          <table:table-cell office:value-type="string" calcext:value-type="string">
            <text:p>+1 708 xxx xxxx</text:p>
          </table:table-cell>
          <table:table-cell office:value-type="string" calcext:value-type="string">
            <text:p>768 Second St</text:p>
            <text:p>Alton, IL  62002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rred Rojas FAKE INFO</text:p>
          </table:table-cell>
          <table:table-cell office:value-type="string" calcext:value-type="string">
            <text:p>+1 518 xxx xxxx</text:p>
          </table:table-cell>
          <table:table-cell office:value-type="string" calcext:value-type="string">
            <text:p>727 First St</text:p>
            <text:p>Albany, NY  12212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sey Ellis FAKE INFO</text:p>
          </table:table-cell>
          <table:table-cell office:value-type="string" calcext:value-type="string">
            <text:p>+1 206 xxx xxxx</text:p>
          </table:table-cell>
          <table:table-cell office:value-type="string" calcext:value-type="string">
            <text:p>818 Main St</text:p>
            <text:p>Vancouver, WA  9866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tis Mcleod – FAKE INFO</text:p>
          </table:table-cell>
          <table:table-cell table:style-name="ce3" office:value-type="string" calcext:value-type="string">
            <text:p>+1 313 xxx xxxx </text:p>
          </table:table-cell>
          <table:table-cell office:value-type="string" calcext:value-type="string">
            <text:p>507 New First Rd </text:p>
            <text:p>Detroit, MI  48233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don Munoz FAKE INFO</text:p>
          </table:table-cell>
          <table:table-cell office:value-type="string" calcext:value-type="string">
            <text:p>+1 513 xxx xxxx</text:p>
          </table:table-cell>
          <table:table-cell office:value-type="string" calcext:value-type="string">
            <text:p>895 Plymth Terr</text:p>
            <text:p>Hamilton, OH  45012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erne Hopper FAKE INFO</text:p>
          </table:table-cell>
          <table:table-cell office:value-type="string" calcext:value-type="string">
            <text:p>+1 903 xxx xxxx</text:p>
          </table:table-cell>
          <table:table-cell office:value-type="string" calcext:value-type="string">
            <text:p>43 Freeton Blvd</text:p>
            <text:p>Irving, TX  7506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loyd Hodge FAKE INFO</text:p>
          </table:table-cell>
          <table:table-cell office:value-type="string" calcext:value-type="string">
            <text:p>+1 708 xxx xxxx</text:p>
          </table:table-cell>
          <table:table-cell office:value-type="string" calcext:value-type="string">
            <text:p>611 Freeton Blvd</text:p>
            <text:p>Alton, IL  62002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z Carroll FAKE INFO</text:p>
            <text:p/>
          </table:table-cell>
          <table:table-cell office:value-type="string" calcext:value-type="string">
            <text:p>+1 708 xxx xxxx</text:p>
          </table:table-cell>
          <table:table-cell office:value-type="string" calcext:value-type="string">
            <text:p>665 Dorwin Rd</text:p>
            <text:p>Aurora, IL  60507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la Franks FAKE INFO</text:p>
          </table:table-cell>
          <table:table-cell office:value-type="string" calcext:value-type="string">
            <text:p>+1 316 xxx xxxx</text:p>
          </table:table-cell>
          <table:table-cell office:value-type="string" calcext:value-type="string">
            <text:p>820 Tellfly St</text:p>
            <text:p>Wichita, KS  67276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ylou Church FAKE INFO</text:p>
          </table:table-cell>
          <table:table-cell office:value-type="string" calcext:value-type="string">
            <text:p>+1 404 xxx xxxx</text:p>
          </table:table-cell>
          <table:table-cell office:value-type="string" calcext:value-type="string">
            <text:p>458 Brighton St</text:p>
            <text:p>Athens, GA  3060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elle Leonard FAKE INFO</text:p>
          </table:table-cell>
          <table:table-cell office:value-type="string" calcext:value-type="string">
            <text:p>+1 615 xxx xxxx</text:p>
          </table:table-cell>
          <table:table-cell office:value-type="string" calcext:value-type="string">
            <text:p>413 Maple Ln</text:p>
            <text:p>Knoxville, TN  3790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semarie Contreras FAKE INFO</text:p>
          </table:table-cell>
          <table:table-cell office:value-type="string" calcext:value-type="string">
            <text:p>+1 305 xxx xxxx</text:p>
          </table:table-cell>
          <table:table-cell office:value-type="string" calcext:value-type="string">
            <text:p>164 Stonehedge Blvd</text:p>
            <text:p>Miami, FL  33152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Studio Inc</text:p>
          </table:table-cell>
          <table:table-cell office:value-type="string" calcext:value-type="string">
            <text:p>+1 844-448-1212</text:p>
          </table:table-cell>
          <table:table-cell office:value-type="string" calcext:value-type="string">
            <text:p>250 Northern Ave,</text:p>
            <text:p>Boston,</text:p>
            <text:p>MA 02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ly Rollins FAKE INFO</text:p>
          </table:table-cell>
          <table:table-cell office:value-type="string" calcext:value-type="string">
            <text:p>+1 414 xxx xxxx</text:p>
          </table:table-cell>
          <table:table-cell office:value-type="string" calcext:value-type="string">
            <text:p>197 Spring County Blvd</text:p>
            <text:p>Appleton, WI  5491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dy Little FAKE INFO</text:p>
          </table:table-cell>
          <table:table-cell office:value-type="string" calcext:value-type="string">
            <text:p>+1 510 xxx xxxx</text:p>
          </table:table-cell>
          <table:table-cell office:value-type="string" calcext:value-type="string">
            <text:p>285 Second St</text:p>
            <text:p>Berkeley, CA  94704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erlock Holmes</text:p>
          </table:table-cell>
          <table:table-cell office:value-type="string" calcext:value-type="string">
            <text:p>+44xxx xxx xxxx</text:p>
          </table:table-cell>
          <table:table-cell office:value-type="string" calcext:value-type="string">
            <text:p>221B Baker Street</text:p>
            <text:p>London</text:p>
            <text:p>United Kingdom</text:p>
            <text:p/>
          </table:table-cell>
          <table:table-cell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rley Brady FAKE INFO</text:p>
          </table:table-cell>
          <table:table-cell office:value-type="string" calcext:value-type="string">
            <text:p>+1 316 xxx xxxx</text:p>
          </table:table-cell>
          <table:table-cell office:value-type="string" calcext:value-type="string">
            <text:p>212 Beley Rd</text:p>
            <text:p>Wichita, KS  67276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ylor Avery FAKE INFO</text:p>
          </table:table-cell>
          <table:table-cell office:value-type="string" calcext:value-type="string">
            <text:p>+1 408 xxx xxxx</text:p>
          </table:table-cell>
          <table:table-cell office:value-type="string" calcext:value-type="string">
            <text:p>217 Main St</text:p>
            <text:p>Sunnyvale, CA  94086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ence Chambers FAKE INFO</text:p>
          </table:table-cell>
          <table:table-cell office:value-type="string" calcext:value-type="string">
            <text:p>+1 219 xxx xxxx</text:p>
          </table:table-cell>
          <table:table-cell office:value-type="string" calcext:value-type="string">
            <text:p>318 Plymth Terr</text:p>
            <text:p>Gary, IN  4640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d Burton FAKE INFO</text:p>
          </table:table-cell>
          <table:table-cell office:value-type="string" calcext:value-type="string">
            <text:p>+1 409 xxx xxxx</text:p>
          </table:table-cell>
          <table:table-cell office:value-type="string" calcext:value-type="string">
            <text:p>932 Stonehedge Blvd</text:p>
            <text:p>Galveston, TX  77553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ci Ballard FAKE INFO</text:p>
          </table:table-cell>
          <table:table-cell office:value-type="string" calcext:value-type="string">
            <text:p>+1 513 xxx xxxx</text:p>
          </table:table-cell>
          <table:table-cell office:value-type="string" calcext:value-type="string">
            <text:p>942 Kennel Ln</text:p>
            <text:p>Hamilton, OH  45012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a Flores FAKE INFO</text:p>
          </table:table-cell>
          <table:table-cell office:value-type="string" calcext:value-type="string">
            <text:p>+1 513 xxx xxxx</text:p>
          </table:table-cell>
          <table:table-cell office:value-type="string" calcext:value-type="string">
            <text:p>47 Third St</text:p>
            <text:p>Dayton, OH  4540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son Bonner FAKE INFO</text:p>
          </table:table-cell>
          <table:table-cell office:value-type="string" calcext:value-type="string">
            <text:p>+1 315 xxx xxxx</text:p>
          </table:table-cell>
          <table:table-cell office:value-type="string" calcext:value-type="string">
            <text:p>767 Spring County Blvd</text:p>
            <text:p>Auburn, NY  13021</text:p>
            <text:p>USA</text:p>
          </table:table-cell>
          <table:table-cell office:value-type="string" calcext:value-type="string">
            <text:p>United States of America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ddressBook.A1:AddressBook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5:27:45.296102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5:28:25.369960737</dc:date>
    <meta:editing-duration>PT1H39M53S</meta:editing-duration>
    <meta:editing-cycles>38</meta:editing-cycles>
    <meta:generator>LibreOffice/5.2.7.2$Linux_X86_64 LibreOffice_project/20m0$Build-2</meta:generator>
    <meta:document-statistic meta:table-count="1" meta:cell-count="155" meta:object-count="0"/>
  </office:meta>
</office:document-meta>
</file>